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Footnote">
      <style:paragraph-properties fo:margin-left="0in" fo:margin-right="0in" fo:text-indent="0in" style:auto-text-indent="false"/>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bold"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35"/>CAPITOLO I: </text:p>
      <text:p text:style-name="P2"><text:s text:c="13"/>ELEMENTI DI NOTAZIONE MUSICALE <text:s text:c="2"/></text:p>
      <text:p text:style-name="P2"><text:s text:c="29"/>CONTEMPORANEA</text:p>
      <text:p text:style-name="P1"/>
      <text:p text:style-name="P3"/>
      <text:p text:style-name="P3">1. Una introduzione al concetto di notazione</text:p>
      <text:p text:style-name="P1"/>
      <text:p text:style-name="P1">Possiamo<office:annotation><dc:creator>Nicola Bernardini</dc:creator><dc:date>2016-04-15T06:58:17</dc:date><text:list text:style-name=""><text:list-item><text:p text:style-name="P5"><text:span text:style-name="T1">Linguaggio </text:span><text:span text:style-name="T2">oggettivo</text:span><text:span text:style-name="T3">: niente prima persona. “Il concetto di notazione puo` essere definito come...” + riferimenti di tale definizione.</text:span></text:p></text:list-item></text:list></office:annotation> definire il concetto di notazione come un' azione la cui finalità è la conservazione, nel tempo, di un contenuto informativo specifico. </text:p>
      <text:p text:style-name="P1">Tale definizione astratta è quanto mai vera se si prende in esame il segno musicale, ovvero sia una struttura linguistica che permette al compositore di trasferire su un qualsivoglia supporto, una determinata informazione con il fine, da una parte, intrinsecamente legato al fattore della eseguibilità, ma, come sottointeso poco sopra, dall' altra vincolato all' esigenza mnestica di preservare una memoria, la quale è, nello specifico del contesto musicale, sia memoria di un' intenzione espressiva, la quale si dà peculiarmente in una temporalità della psiche, sia memoria di un evento sonoro, la quale invece si dà in un contesto temporale fisico e psicoacustico<office:annotation><dc:creator>Nicola Bernardini</dc:creator><dc:date>2016-04-15T07:00:06</dc:date><text:list text:continue-numbering="true" text:style-name=""><text:list-item><text:p text:style-name="P5"><text:span text:style-name="T1">Riferimenti bibliografici!</text:span></text:p></text:list-item></text:list></office:annotation>. </text:p>
      <text:p text:style-name="P1">Inoltre, una notazione è anche, oltre che un prodotto di un' intenzione conservativamente mnestica, un evento umano economico, nel senso di azione di semplificazione (e perciò richiamabile associativamente dal sistema neurofisiologico) rispetto ad un contenuto espressivo interno i cui richiami a classi semantiche associative sono sostanzialmente infiniti. </text:p>
      <text:p text:style-name="P1">Una notazione perciò, per dirla con Valle<office:annotation><dc:creator>Nicola Bernardini</dc:creator><dc:date>2016-04-15T07:01:19</dc:date><text:list text:continue-numbering="true" text:style-name=""><text:list-item><text:p text:style-name="P5"><text:span text:style-name="T1">Non e` un articolo di giornale: il riferimento va in fondo e basta.</text:span></text:p></text:list-item></text:list></office:annotation> è, lato sensu, “un' istanza temporale, un aspetto di transizione nel tempo, da una situazione iniziale ad una successiva, in cui è necessario conservare qualcosa di ciò che è precedente”<text:note text:id="ftn1" text:note-class="footnote"><text:note-citation>1</text:note-citation><text:note-body><text:p text:style-name="P4">) Valle - “La Notazione Musicale Contemporanea, Aspetti semiotici ed Estetici, pag. 2” EDT, Torino 2002<office:annotation><dc:creator>Nicola Bernardini</dc:creator><dc:date>2016-04-15T07:03:49</dc:date><text:list text:continue-numbering="true" text:style-name=""><text:list-item><text:p text:style-name="P5"><text:span text:style-name="T1">La bibliografia va fatta in altro modo, non con note a pie' di pagina</text:span></text:p></text:list-item></text:list></office:annotation></text:p></text:note-body></text:note>. </text:p>
      <text:p text:style-name="P1">In tal modo, il concetto di notazione musicale dunque risulta gravitato all' interno di uno spettro semantico relativo alla transitorietà tra stati differenti, ovvero sia quello di connessione biunivoca tra i concetti di “segno” e “nota<office:annotation><dc:creator>Nicola Bernardini</dc:creator><dc:date>2016-04-15T07:02:28</dc:date><text:list text:continue-numbering="true" text:style-name=""><text:list-item><text:p text:style-name="P5"><text:span text:style-name="T1">Sei sicuro di voler usare il concetto di “nota” e non di “evento sonoro”?</text:span></text:p></text:list-item></text:list></office:annotation>” nella misura in cui un sistema di notazione musicale altro non è che il segno significativo di un oggetto altro rispetto a quello significato e il segno, a sua volta, è “nota” a proposito di qualcos'altro. </text:p>
      <text:p text:style-name="P1">Infatti, come sostiene Eco, riprendendo a sua volta la lezione hjelmsleviana: “la funzione segnica è di per sé una solidarietà. Espressione e contenuto sono solidali – si presuppongono reciprocamente in maniera necessaria”<text:note text:id="ftn2" text:note-class="footnote"><text:note-citation>2</text:note-citation><text:note-body><text:p text:style-name="P4">) Eco - “Trattato di Semiotica Generale pag.73” Bompiani, Milano 1975</text:p></text:note-body></text:note></text:p>
      <text:p text:style-name="P1">Questa peculiare caratteristica ed accezione della notazione, ovvero sia il suo aspetto collegante tra eventi di scrittura sussume a sua volta un ulteriore attributo trasformativo assunto da ogni notazione <text:s/>nel suo senso di azione del notare, nel tempo e nello spazio, a partire, ovviamente, da una strutturazione immaginifico/ideativa, ovvero sia quello di evento processuale costituente del processo della semiosi. </text:p>
      <text:p text:style-name="P1">Come scrive Ferraris infatti: “ [con questo] intendiamo dire che una qualsiasi notazione empirica opera in conseguenza di un meccanismo che è già nella costituzione della memoria: il funzionamento della mnemotecnica si presenta come l'utilizzazione artistica di un fenomeno psichico naturale”<text:note text:id="ftn3" text:note-class="footnote"><text:note-citation>3</text:note-citation><text:note-body><text:p text:style-name="P4">) Ferraris - “Estetica Razionale pag. 521” Raffaello Cortina, Milano 1997 </text:p></text:note-body></text:note>.</text:p>
      <text:p text:style-name="P1">Da tali considerazioni pertanto si evince ulteriormente l'atto notazionale come un atto dinamico, poiché essa, come fenomeno che si dà in una temporalità fattuale, prima di costituirsi, eventualmente, in una sistematicizzazione formale coerente, è sempre procedura, movimento.</text:p>
      <text:p text:style-name="P1">Movimento, ovviamente, sia in senso di azione scrittoria su supporto e con materiali specifici, ma anche movimento gnoseologico, per dirla con Peirce: “non c'è conoscere, anche al livello più elementare della percezione, che non comporti annotazione, iscrizione, messa in memoria (ciò che ancora si sente quando diciamo “non l'ho notato”: ossia non ho iscritto qualcosa nella tavoletta della </text:p>
      <text:p text:style-name="P1"><text:soft-page-break/><text:s text:c="157"/>2 <text:s text:c="8"/></text:p>
      <text:p text:style-name="P1"/>
      <text:p text:style-name="P1">mia memoria – e allora è come se non avessi percepito)”<text:note text:id="ftn4" text:note-class="footnote"><text:note-citation>4</text:note-citation><text:note-body><text:p text:style-name="P4">) Peirce - “Semiotica pag.522” Einaudi, Torino 1960</text:p></text:note-body></text:note>, pertanto ogni notazione (ogni segno) si pone in una più ampio spettro prospettico di inscrivibilità mnestica.</text:p>
      <text:p text:style-name="P1">Atto della significazione notazionale è quindi un atto gnoseologico dalla temporalità dei “segni” della psiche (la facoltà immaginativo/ideativa), verso la temporalità fenomenologica del “segno” fisico e, conseguentemente, di ritorno verso il soggetto come nuovo contenuto mentale, pertanto vi è una circolarità significante in tale azione da e verso il soggetto, passando per il tramite del reale. </text:p>
      <text:p text:style-name="P1">Dal punto di vista strettamente empirico, una notazione è sempre un evento che prende le sue mosse a partire da qualcosa di specifico, da un criterio comparativo, spesso socioculturale e collettivo, inerente per lo più l'efficacia di rimando semantico e immaginativo all'interno della comunità dei soggetti percipienti il segno. </text:p>
      <text:p text:style-name="P1">Da questo punto di vista, quindi, notazione è un fenomeno della collettività, o per lo più la sua presa come paradigma, corroborata a sua volta dal suo uso continuativo nel tempo, fino al punto da trasformarsi in archetipo della significazione, contenuto mnestico collettivo e inconscio di una determinata cultura o comunità. </text:p>
      <text:p text:style-name="P1">Limitatamente poi alla notazione musicale, è doveroso sottolinearne una ulteriore caratteristica ovvero la sua specificità, nella misura in cui ogni segno musicale, di qualsivoglia sistema o periodo, <text:s/>è in se stesso denotativo di una prassi esecutiva, di un tempo, per dirla con Ambrosini<text:note text:id="ftn5" text:note-class="footnote"><text:note-citation>5</text:note-citation><text:note-body><text:p text:style-name="P4">) Ambrosini - “Musica Contemporanea e Notazione pag.303” Rivista “Studi Musicali vol. VIII”, 1979</text:p></text:note-body></text:note>,<office:annotation><dc:creator>Nicola Bernardini</dc:creator><dc:date>2016-04-15T07:05:18</dc:date><text:list text:continue-numbering="true" text:style-name=""><text:list-item><text:p text:style-name="P5"><text:span text:style-name="T1">Idem come per il riferimento a Valle</text:span></text:p></text:list-item></text:list></office:annotation> di una azione progettuale della memoria, si pensi, a tal proposito alle ricerche di Giuriati su alcune forme di didattica musicale Africane nelle quali l'insegnamento dello strumento percussivo è effettuato direttamente sul corpo, la schiena, dell'allievo, sorta di atto archetipico di iscrizione mnestica, per dirla con Lacan, dal regno del simbolico a quello del reale. </text:p>
      <text:p text:style-name="P1">La definizione di Ambrosini è quanto mai vera per la musica del secolo scorso e attuale dove il problema della notazione musicale ha assunto proporzioni di dibattito estetico senza precedenti, al punto tale da divenirne quasi oggetto di discussione avulso dal suo aspetto precipuo, ovvero l'efficacia musicale del brano e, a titolo esemplificativo, è lecito prendere coscienza del fatto che trattare di notazione contemporanea vuol dire trattare di una molteplicità di fenomeni estetici a forte direzione eteroclita, nella misura in cui tale disciplina spazia dalla musica elettronica alla poesia concreta, dal serialismo integrale all'evento multimediale o pedagogico.</text:p>
      <text:p text:style-name="P1">Assunto basilare per trattare di questo argomento è anche il fatto che parlare di notazione significa parlare di un dualismo storico dato che non necessariamente la storia dell'organizzazione del materiale sonoro coincide con il suo peculiare sistema notazionale, per dirla con Valle infatti “non si tratta, però, di una problematica soltanto novecentesca: la storia del materiale sonoro è, almeno in qualche misura, autonoma da quella della semiografia”<text:note text:id="ftn6" text:note-class="footnote"><text:note-citation>6</text:note-citation><text:note-body><text:p text:style-name="P4">) Valle - “La Notazione Musicale Contemporanea, Aspetti semiotici ed Estetici, pag. 14” EDT, Torino 2002</text:p></text:note-body></text:note>. </text:p>
      <text:p text:style-name="P1">Su questa tema si sofferma anche Stone affermando la sua tesi derivata probabilmente dalla lezione kuhniana sul concetto di rivoluzione epistemologica applicata alla semiografia musicale, affermando che tale unione, come si è detto nel paragrafo precedente, non sempre possibile tra prassi e notazione, esiste solamente un momento, nel corso della storia dello sviluppo del linguaggio musicale, nel quale questa dicotomia può ricongiungersi, ovvero sia quando si passa, attraverso una rivoluzione compernicana, da un sistema estetico/pratico/semiografico ad un altro (l'autore ne individua per la precisione tre, il primo nel passaggio dalla monodia alla polifonia con l'adozione della diastemazia e della mensura, il seocondo nel passaggio dalla polifonia orizzontale ad un contesto verticale/armonia – basso continuo – e infine il terzo con il passaggio dal sistema notazionale classico al moderno e variegatissimo repertorio semiografico della musica post Seconda Scuola di Vienna in poi.)<text:note text:id="ftn7" text:note-class="footnote"><text:note-citation>7</text:note-citation><text:note-body><text:p text:style-name="P4">) Stone - “Music Notation in the XX Century” - W.W Norton &amp; Company, New York 1980</text:p></text:note-body></text:note>.</text:p>
      <text:p text:style-name="P1"/>
      <text:p text:style-name="P1"/>
      <text:p text:style-name="P1"><text:soft-page-break/><text:s text:c="158"/>3</text:p>
      <text:p text:style-name="P1"/>
      <text:p text:style-name="P3">2. Linguaggio, Scrittura e Notazione ­</text:p>
      <text:p text:style-name="P3"/>
      <text:p text:style-name="P1">Si può dunque parlare di sinonimo quando usiamo la terminologia “notazione” e “scrittura” ? </text:p>
      <text:p text:style-name="P1">Dal punto di vista, per dirla con Wittgenstein, della classe significativa comune<text:note text:id="ftn8" text:note-class="footnote"><text:note-citation>8</text:note-citation><text:note-body><text:p text:style-name="P4">) Wittgenstein - “Tractatus Logico - Philosophicus” - Einaudi, Torino 1997</text:p></text:note-body></text:note>, si, nella misura in cui, nel linguaggio della comunità, riferirsi a questi due termini può comportare un fraintendimento semantico sinonimico, tuttavia, in fase di elaborazione teoretica, se ne rivela l'ambiguità formale. </text:p>
      <text:p text:style-name="P1">Infatti, parlare di scrittura, per dirla con Valle “implica abitualmente un riferimento ad una scrittura alfabetica, il cui principio centrale sta nella segmentazione di una catena fonica in elementi discreti, idealmente fonemi, cui vengono fatti corrispondere biunivocamente, singoli grafemi”<text:note text:id="ftn9" text:note-class="footnote"><text:note-citation>9</text:note-citation><text:note-body><text:p text:style-name="P4">) Valle - “La Notazione Musicale Contemporanea, Aspetti semiotici ed Estetici, pag. 20” EDT, Torino 2002</text:p></text:note-body></text:note>, anche se tuttavia, per ovvie ragioni storiche di evoluzione della prassi e della strutturazione comune ed archetipica del linguaggio, una corrispondenza di tal natura biunivoca è puramente un'astrazione, nella misura in cui ciò comporterebbe un riconoscimento aprioristico e preciso dell' insieme del contenuto informativo fonetico di un linguaggio da parte di coloro i quali concepiscono un alfabeto (operazione, per sua natura, di creazione di un modello a posteriori).</text:p>
      <text:p text:style-name="P1">Tale concezione della scrittura presuppone un modello linguistico costruttivista dove l' atto di scrittura presuppone una azione successiva di trascrizione del fonema, dal suono alla parola e, analogamente, se prendiamo a riferimento tale modello nel contesto musicale, anche la notazione sarà un evento secondario, a posteriori, di trascrizione dal suono alla nota. </text:p>
      <text:p text:style-name="P1">Tale assimilazione tra musica e linguaggio ha avuto un forte impatto sui sistemi o tentativi di sistematicizzazione notazionale nella musica contemporanea nella misura in cui assimilare questi due universi gnoseologici ha permesso, in parte, l' attuarsi della terza rivoluzione copernicana teorizzata da Stone dato che se musica è linguaggio, nel senso di associazione di classi semantiche che rimandano ad un significato sonoro (si pensi al vecchio sistema della tonalità, vero e proprio universo grammaticale strutturato secolarmente), allora la desemanticizzazione delle sue classi di riferimento ha permesso, con la proposta della atonalità Schoenbergiana, (nella quale, ciascun suono è significativo di per sé - e quindi privo di significato nel senso del vecchio linguaggio - ), che il regno della notazione si configuri come elemento coerentizzante e unificante di un deserto del non senso, analogamente a quello che è avvenuto nelle arti figurative (nel Klee di “Teoria della Forma e della Figurazione”) e letterarie (nell' “Ulisse” di Joyce o in “Sulla Strada” di Kerouac o, addirittura, in “Leviatano” di Schmidt).</text:p>
      <text:p text:style-name="P1">A prescindere dalla teoria e dalle possibilità di assimilazione, come si è visto, tra notazione e linguaggio, è certo, come detto nel primo paragrafo, che “notare” musicalmente significa formalizzare un atto gnoseologico in prospettiva mnestica e mnemotecnica, ma anche formale e a conferma di tale dato si veda come il dibattito sulla notazione musicale contemporanea sia intrinsecamente intrecciato con la discussione e la formalizzazione estetica e tecnica dei nuovi linguaggi in compositori tanto diversi come Cage, Boulez o Cardew. </text:p>
      <text:p text:style-name="P1"><text:s/><office:annotation><dc:creator>Nicola Bernardini</dc:creator><dc:date>2016-04-15T07:12:43.194207687</dc:date><text:list text:continue-numbering="true" text:style-name=""><text:list-item><text:p text:style-name="P6"><text:span text:style-name="T4">Manca il punto fondamentale! E cioe` quello fatto da Eco nel caso di notazione densa contro notazione discreta. Manca anche un altro punto fondamentale: quello fatto da Nelson Goodman sulle notazioni allografiche vs. notazioni autografiche nell'arte.</text:span></text:p></text:list-item></text:list></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sisto</meta:initial-creator>
    <meta:creation-date>2016-04-03T21:00:07</meta:creation-date>
    <dc:date>2016-04-15T07:15:13.144175516</dc:date>
    <dc:creator>Nicola Bernardini</dc:creator>
    <meta:editing-duration>PT5H8M29S</meta:editing-duration>
    <meta:editing-cycles>11</meta:editing-cycles>
    <meta:generator>LibreOffice/4.3.3.2$Linux_X86_64 LibreOffice_project/430m0$Build-2</meta:generator>
    <meta:document-statistic meta:table-count="0" meta:image-count="0" meta:object-count="0" meta:page-count="3" meta:paragraph-count="41" meta:word-count="1694" meta:character-count="11946" meta:non-whitespace-character-count="9863"/>
  </office:meta>
</office:document-meta>
</file>